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9.55cm" fo:min-width="12.95cm"/>
    </style:style>
    <style:style style:name="gr1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19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20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2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3.15cm" fo:min-width="19.675cm"/>
    </style:style>
    <style:style style:name="gr2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8.725cm"/>
    </style:style>
    <style:style style:name="gr2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4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45cm" fo:min-width="7.413cm"/>
    </style:style>
    <style:style style:name="gr26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45cm" fo:min-width="7.413cm"/>
    </style:style>
    <style:style style:name="gr2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95cm" fo:min-width="15.251cm"/>
    </style:style>
    <style:style style:name="gr28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6.25cm" fo:min-width="12.95cm"/>
    </style:style>
    <style:style style:name="gr29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975cm"/>
    </style:style>
    <style:style style:name="gr3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10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10.5cm" svg:y="3.1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4.6cm" svg:x="2.95cm" svg:y="5.8cm">
          <text:p text:style-name="P6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Travel Agent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4.1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1.2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6" draw:text-style-name="P4" draw:layer="layout" svg:width="13.45cm" svg:height="19.8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5.7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5.525cm" svg:height="1.3cm" svg:x="9.375cm" svg:y="21.5cm">
            <text:p text:style-name="P1">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6.3cm" svg:height="1.3cm" svg:x="12.375cm" svg:y="12.3cm">
            <text:p text:style-name="P6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4.1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5.4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525cm" svg:height="1.3cm" svg:x="14.875cm" svg:y="21.5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1" draw:text-style-name="P4" draw:layer="layout" svg:width="20.175cm" svg:height="23.4cm" svg:x="4.76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layer="layout" svg:width="9.225cm" svg:height="1.3cm" svg:x="4.763cm" svg:y="6.7cm">
            <text:p text:style-name="P1">New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7.913cm" svg:height="1.3cm" svg:x="14.925cm" svg:y="9.6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6.975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7.913cm" svg:height="1.3cm" svg:x="14.925cm" svg:y="12.1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6.975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7.913cm" svg:height="1.3cm" svg:x="14.925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6.975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7.913cm" svg:height="1.3cm" svg:x="14.925cm" svg:y="24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6.975cm" svg:y="24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7cm" svg:x="14.925cm" svg:y="26.3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7cm" svg:x="6.975cm" svg:y="26.3cm">
            <text:p text:style-name="P1">Number of</text:p>
            <text:p text:style-name="P1">Available Dat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15.751cm" svg:height="1.2cm" svg:x="6.975cm" svg:y="28.1cm">
            <text:p text:style-name="P1">----------------------------------------------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7.913cm" svg:height="1.3cm" svg:x="14.925cm" svg:y="1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6.975cm" svg:y="17cm">
            <text:p text:style-name="P1">Percentage Off With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7.913cm" svg:height="1.3cm" svg:x="14.925cm" svg:y="19.3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6.975cm" svg:y="19.3cm">
            <text:p text:style-name="P1">Deal availability start d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7.913cm" svg:height="1.3cm" svg:x="14.925cm" svg:y="21.7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6.975cm" svg:y="21.7cm">
            <text:p text:style-name="P1">Deal availability end dat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8" draw:text-style-name="P4" draw:layer="layout" svg:width="13.45cm" svg:height="16.5cm" svg:x="8.125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8.475cm" svg:height="1.3cm" svg:x="8.125cm" svg:y="11.4cm">
            <text:p text:style-name="P1">Available Dates of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10.5cm" svg:height="1.3cm" svg:x="9.6cm" svg:y="14.3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10.5cm" svg:height="1.3cm" svg:x="9.6cm" svg:y="1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10.5cm" svg:height="1.3cm" svg:x="9.6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10.5cm" svg:height="1.3cm" svg:x="9.6cm" svg:y="1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10.5cm" svg:height="1.3cm" svg:x="9.6cm" svg:y="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10.5cm" svg:height="1.3cm" svg:x="9.6cm" svg:y="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10.5cm" svg:height="1.3cm" svg:x="9.6cm" svg:y="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3.8cm" svg:height="4.6cm" svg:x="2.95cm" svg:y="5.8cm">
          <text:p text:style-name="P6">The Holiday has been added. Now select the dates it is available on.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8" draw:text-style-name="P4" draw:layer="layout" svg:width="13.45cm" svg:height="16.5cm" svg:x="8.125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8.475cm" svg:height="1.3cm" svg:x="8.125cm" svg:y="11.4cm">
            <text:p text:style-name="P1">Available Dates of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10.5cm" svg:height="1.3cm" svg:x="9.6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10.5cm" svg:height="1.3cm" svg:x="9.6cm" svg:y="1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10.5cm" svg:height="1.3cm" svg:x="9.6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10.5cm" svg:height="1.3cm" svg:x="9.6cm" svg:y="1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10.5cm" svg:height="1.3cm" svg:x="9.6cm" svg:y="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10.5cm" svg:height="1.3cm" svg:x="9.6cm" svg:y="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10.5cm" svg:height="1.3cm" svg:x="9.6cm" svg:y="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3.8cm" svg:height="4.6cm" svg:x="2.95cm" svg:y="5.8cm">
          <text:p text:style-name="P6">The Holiday has been added. Now select the dates it is available on.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6T18:57:54.667356000</dc:date>
    <meta:editing-duration>PT1H46M51S</meta:editing-duration>
    <meta:editing-cycles>31</meta:editing-cycles>
    <meta:generator>LibreOffice/5.2.6.2$MacOSX_X86_64 LibreOffice_project/a3100ed2409ebf1c212f5048fbe377c281438fdc</meta:generator>
    <meta:print-date>2017-06-15T20:49:22.054798000</meta:print-date>
    <meta:document-statistic meta:object-count="140"/>
  </office:meta>
</office:document-meta>
</file>